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0d83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officeooo:rsid="0010d83d" officeooo:paragraph-rsid="0010d83d" style:font-size-asian="14pt" style:font-name-complex="Times New Roman1" style:font-size-complex="14pt"/>
    </style:style>
    <style:style style:name="P6" style:family="paragraph" style:parent-style-name="Heading_20_1">
      <style:paragraph-properties fo:margin-left="0cm" fo:margin-right="0cm" fo:text-indent="0cm" style:auto-text-indent="false"/>
      <style:text-properties officeooo:rsid="00127ed1"/>
    </style:style>
    <style:style style:name="P7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officeooo:rsid="0010d83d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34c7c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4e2a9" style:font-size-asian="14pt" style:font-name-complex="Times New Roman1" style:font-size-complex="14pt"/>
    </style:style>
    <style:style style:name="T5" style:family="text">
      <style:text-properties officeooo:rsid="0014e2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Standard"/>
      <text:p text:style-name="P2">Кафедра «Математической кибернетики и информационных технологий»</text:p>
      <text:p text:style-name="P2"/>
      <text:p text:style-name="P2"/>
      <text:p text:style-name="P3">Основы <text:span text:style-name="T1">DevOps <text:s text:c="3"/></text:span></text:p>
      <text:p text:style-name="P3">Лабораторная<text:bookmark text:name="_GoBack"/> работа № <text:span text:style-name="T4">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Выполнил: </text:p>
      <text:p text:style-name="P4">студент группы БВТ<text:span text:style-name="T2">2107</text:span></text:p>
      <text:p text:style-name="P5">Маширин Ф. С.</text:p>
      <text:p text:style-name="Standard"/>
      <text:p text:style-name="Standard"/>
      <text:p text:style-name="Standard"/>
      <text:p text:style-name="Standard"/>
      <text:h text:style-name="P6" text:outline-level="1"><text:soft-page-break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cm" loext:contextual-spacing="false" fo:keep-together="always" fo:text-indent="1.251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5</meta:editing-cycles>
    <meta:creation-date>2021-09-21T16:57:00</meta:creation-date>
    <dc:date>2022-04-02T11:57:50.209309747</dc:date>
    <meta:editing-duration>PT8M17S</meta:editing-duration>
    <meta:generator>LibreOffice/6.4.7.2$Linux_X86_64 LibreOffice_project/40$Build-2</meta:generator>
    <meta:document-statistic meta:table-count="0" meta:image-count="0" meta:object-count="0" meta:page-count="2" meta:paragraph-count="12" meta:word-count="48" meta:character-count="415" meta:non-whitespace-character-count="3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